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61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1"/>
    <style:style style:name="ce10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MEM_VCC_OPAM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inear reg. Vout+2,5V-&gt;1,5~6,5V/0,5A</text:p>
          </table:table-cell>
          <table:covered-table-cell table:number-columns-repeated="4"/>
          <table:covered-table-cell table:style-name="ce1"/>
          <table:table-cell table:number-columns-repeated="4"/>
        </table:table-row>
        <table:table-row table:style-name="ro1">
          <table:table-cell table:style-name="ce6" office:value-type="string" calcext:value-type="string">
            <text:p>Rth_j-pcb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[W]</text:p>
          </table:table-cell>
          <table:table-cell office:value-type="string" calcext:value-type="string">
            <text:p>Ta</text:p>
          </table:table-cell>
          <table:table-cell table:style-name="Default" office:value-type="string" calcext:value-type="string">
            <text:p>Tj</text:p>
          </table:table-cell>
          <table:table-cell office:value-type="string" calcext:value-type="string">
            <text:p>Rload</text:p>
          </table:table-cell>
          <table:table-cell table:number-columns-repeated="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float" office:value="4.2" calcext:value-type="float">
            <text:p>4,2</text:p>
          </table:table-cell>
          <table:table-cell office:value-type="float" office:value="0.5" calcext:value-type="float">
            <text:p>0,5</text:p>
          </table:table-cell>
          <table:table-cell table:formula="of:=[.B3]*[.C3]" office:value-type="float" office:value="2.1" calcext:value-type="float">
            <text:p>2,1</text:p>
          </table:table-cell>
          <table:table-cell office:value-type="float" office:value="30" calcext:value-type="float">
            <text:p>30</text:p>
          </table:table-cell>
          <table:table-cell table:style-name="Default" table:formula="of:=[.A3]*[.D3]+[.E3]" office:value-type="float" office:value="103.5" calcext:value-type="float">
            <text:p>103,5</text:p>
          </table:table-cell>
          <table:table-cell table:style-name="ce8" office:value-type="float" office:value="330" calcext:value-type="float">
            <text:p>330</text:p>
          </table:table-cell>
          <table:table-cell/>
          <table:table-cell table:style-name="ce7" table:number-columns-repeated="2"/>
        </table:table-row>
        <table:table-row table:style-name="ro2">
          <table:table-cell table:style-name="ce1" table:number-columns-spanned="6" table:number-rows-spanned="1"/>
          <table:covered-table-cell table:number-columns-repeated="4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Vctrl</text:p>
          </table:table-cell>
          <table:table-cell table:style-name="Default" office:value-type="string" calcext:value-type="string">
            <text:p>Vout</text:p>
          </table:table-cell>
          <table:table-cell table:style-name="ce10" office:value-type="string" calcext:value-type="string">
            <text:p>Resolution (12-bit DAC)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style-name="ce7" office:value-type="float" office:value="39000" calcext:value-type="float">
            <text:p>3,90E+04</text:p>
          </table:table-cell>
          <table:table-cell table:style-name="ce7" office:value-type="float" office:value="75000" calcext:value-type="float">
            <text:p>7,50E+04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formula="of:=([.$C$6]/[.$B$6])*(3.3-[.E6])+1.25" office:value-type="float" office:value="7.59615384615385" calcext:value-type="float">
            <text:p>7,5962</text:p>
          </table:table-cell>
          <table:table-cell table:formula="of:=([.F6]-[.F7])/62" office:value-type="float" office:value="0.00155086848635235" calcext:value-type="float">
            <text:p>0,001550868486352</text:p>
          </table:table-cell>
          <table:table-cell table:formula="of:=[.F72]-[.F6]" office:value-type="float" office:value="-6.34615384615385" calcext:value-type="float">
            <text:p>-6,346153846153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/>
          <table:table-cell office:value-type="float" office:value="0.05" calcext:value-type="float">
            <text:p>0,05</text:p>
          </table:table-cell>
          <table:table-cell table:formula="of:=([.$C$6]/[.$B$6])*(3.3-[.E7])+1.25" office:value-type="float" office:value="7.5" calcext:value-type="float">
            <text:p>7,5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  <table:table-cell table:formula="of:=([.$C$6]/[.$B$6])*(3.3-[.E8])+1.25" office:value-type="float" office:value="7.40384615384615" calcext:value-type="float">
            <text:p>7,40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5" calcext:value-type="float">
            <text:p>0,15</text:p>
          </table:table-cell>
          <table:table-cell table:formula="of:=([.$C$6]/[.$B$6])*(3.3-[.E9])+1.25" office:value-type="float" office:value="7.30769230769231" calcext:value-type="float">
            <text:p>7,30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" calcext:value-type="float">
            <text:p>0,2</text:p>
          </table:table-cell>
          <table:table-cell table:formula="of:=([.$C$6]/[.$B$6])*(3.3-[.E10])+1.25" office:value-type="float" office:value="7.21153846153846" calcext:value-type="float">
            <text:p>7,21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table:formula="of:=([.$C$6]/[.$B$6])*(3.3-[.E11])+1.25" office:value-type="float" office:value="7.11538461538462" calcext:value-type="float">
            <text:p>7,11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" calcext:value-type="float">
            <text:p>0,3</text:p>
          </table:table-cell>
          <table:table-cell table:formula="of:=([.$C$6]/[.$B$6])*(3.3-[.E12])+1.25" office:value-type="float" office:value="7.01923076923077" calcext:value-type="float">
            <text:p>7,01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([.$C$6]/[.$B$6])*(3.3-[.E13])+1.25" office:value-type="float" office:value="6.92307692307692" calcext:value-type="float">
            <text:p>6,92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[.$C$6]/[.$B$6])*(3.3-[.E14])+1.25" office:value-type="float" office:value="6.82692307692308" calcext:value-type="float">
            <text:p>6,82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 calcext:value-type="float">
            <text:p>0,45</text:p>
          </table:table-cell>
          <table:table-cell table:formula="of:=([.$C$6]/[.$B$6])*(3.3-[.E15])+1.25" office:value-type="float" office:value="6.73076923076923" calcext:value-type="float">
            <text:p>6,73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" calcext:value-type="float">
            <text:p>0,5</text:p>
          </table:table-cell>
          <table:table-cell table:formula="of:=([.$C$6]/[.$B$6])*(3.3-[.E16])+1.25" office:value-type="float" office:value="6.63461538461538" calcext:value-type="float">
            <text:p>6,6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5" calcext:value-type="float">
            <text:p>0,55</text:p>
          </table:table-cell>
          <table:table-cell table:formula="of:=([.$C$6]/[.$B$6])*(3.3-[.E17])+1.25" office:value-type="float" office:value="6.53846153846154" calcext:value-type="float">
            <text:p>6,53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,6</text:p>
          </table:table-cell>
          <table:table-cell table:formula="of:=([.$C$6]/[.$B$6])*(3.3-[.E18])+1.25" office:value-type="float" office:value="6.44230769230769" calcext:value-type="float">
            <text:p>6,44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5" calcext:value-type="float">
            <text:p>0,65</text:p>
          </table:table-cell>
          <table:table-cell table:formula="of:=([.$C$6]/[.$B$6])*(3.3-[.E19])+1.25" office:value-type="float" office:value="6.34615384615385" calcext:value-type="float">
            <text:p>6,34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 calcext:value-type="float">
            <text:p>0,7</text:p>
          </table:table-cell>
          <table:table-cell table:formula="of:=([.$C$6]/[.$B$6])*(3.3-[.E20])+1.25" office:value-type="float" office:value="6.25" calcext:value-type="float">
            <text:p>6,25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[.$C$6]/[.$B$6])*(3.3-[.E21])+1.25" office:value-type="float" office:value="6.15384615384615" calcext:value-type="float">
            <text:p>6,15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" calcext:value-type="float">
            <text:p>0,8</text:p>
          </table:table-cell>
          <table:table-cell table:formula="of:=([.$C$6]/[.$B$6])*(3.3-[.E22])+1.25" office:value-type="float" office:value="6.05769230769231" calcext:value-type="float">
            <text:p>6,05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([.$C$6]/[.$B$6])*(3.3-[.E23])+1.25" office:value-type="float" office:value="5.96153846153846" calcext:value-type="float">
            <text:p>5,96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 calcext:value-type="float">
            <text:p>0,9</text:p>
          </table:table-cell>
          <table:table-cell table:formula="of:=([.$C$6]/[.$B$6])*(3.3-[.E24])+1.25" office:value-type="float" office:value="5.86538461538462" calcext:value-type="float">
            <text:p>5,8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([.$C$6]/[.$B$6])*(3.3-[.E25])+1.25" office:value-type="float" office:value="5.76923076923077" calcext:value-type="float">
            <text:p>5,76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[.$C$6]/[.$B$6])*(3.3-[.E26])+1.25" office:value-type="float" office:value="5.67307692307692" calcext:value-type="float">
            <text:p>5,67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5" calcext:value-type="float">
            <text:p>1,05</text:p>
          </table:table-cell>
          <table:table-cell table:formula="of:=([.$C$6]/[.$B$6])*(3.3-[.E27])+1.25" office:value-type="float" office:value="5.57692307692308" calcext:value-type="float">
            <text:p>5,57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[.$C$6]/[.$B$6])*(3.3-[.E28])+1.25" office:value-type="float" office:value="5.48076923076923" calcext:value-type="float">
            <text:p>5,48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5" calcext:value-type="float">
            <text:p>1,15</text:p>
          </table:table-cell>
          <table:table-cell table:formula="of:=([.$C$6]/[.$B$6])*(3.3-[.E29])+1.25" office:value-type="float" office:value="5.38461538461538" calcext:value-type="float">
            <text:p>5,38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" calcext:value-type="float">
            <text:p>1,2</text:p>
          </table:table-cell>
          <table:table-cell table:formula="of:=([.$C$6]/[.$B$6])*(3.3-[.E30])+1.25" office:value-type="float" office:value="5.28846153846154" calcext:value-type="float">
            <text:p>5,288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1.25" calcext:value-type="float">
            <text:p>1,25</text:p>
          </table:table-cell>
          <table:table-cell table:formula="of:=([.$C$6]/[.$B$6])*(3.3-[.E31])+1.25" office:value-type="float" office:value="5.19230769230769" calcext:value-type="float">
            <text:p>5,19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" calcext:value-type="float">
            <text:p>1,3</text:p>
          </table:table-cell>
          <table:table-cell table:formula="of:=([.$C$6]/[.$B$6])*(3.3-[.E32])+1.25" office:value-type="float" office:value="5.09615384615385" calcext:value-type="float">
            <text:p>5,09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5" calcext:value-type="float">
            <text:p>1,35</text:p>
          </table:table-cell>
          <table:table-cell table:formula="of:=([.$C$6]/[.$B$6])*(3.3-[.E33])+1.25" office:value-type="float" office:value="5" calcext:value-type="float">
            <text:p>5,0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" calcext:value-type="float">
            <text:p>1,4</text:p>
          </table:table-cell>
          <table:table-cell table:formula="of:=([.$C$6]/[.$B$6])*(3.3-[.E34])+1.25" office:value-type="float" office:value="4.90384615384615" calcext:value-type="float">
            <text:p>4,90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[.$C$6]/[.$B$6])*(3.3-[.E35])+1.25" office:value-type="float" office:value="4.80769230769231" calcext:value-type="float">
            <text:p>4,80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5" calcext:value-type="float">
            <text:p>1,5</text:p>
          </table:table-cell>
          <table:table-cell table:formula="of:=([.$C$6]/[.$B$6])*(3.3-[.E36])+1.25" office:value-type="float" office:value="4.71153846153846" calcext:value-type="float">
            <text:p>4,71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55" calcext:value-type="float">
            <text:p>1,55</text:p>
          </table:table-cell>
          <table:table-cell table:formula="of:=([.$C$6]/[.$B$6])*(3.3-[.E37])+1.25" office:value-type="float" office:value="4.61538461538462" calcext:value-type="float">
            <text:p>4,61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6" calcext:value-type="float">
            <text:p>1,6</text:p>
          </table:table-cell>
          <table:table-cell table:formula="of:=([.$C$6]/[.$B$6])*(3.3-[.E38])+1.25" office:value-type="float" office:value="4.51923076923077" calcext:value-type="float">
            <text:p>4,51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65" calcext:value-type="float">
            <text:p>1,65</text:p>
          </table:table-cell>
          <table:table-cell table:formula="of:=([.$C$6]/[.$B$6])*(3.3-[.E39])+1.25" office:value-type="float" office:value="4.42307692307692" calcext:value-type="float">
            <text:p>4,42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 calcext:value-type="float">
            <text:p>1,7</text:p>
          </table:table-cell>
          <table:table-cell table:formula="of:=([.$C$6]/[.$B$6])*(3.3-[.E40])+1.25" office:value-type="float" office:value="4.32692307692308" calcext:value-type="float">
            <text:p>4,32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5" calcext:value-type="float">
            <text:p>1,75</text:p>
          </table:table-cell>
          <table:table-cell table:formula="of:=([.$C$6]/[.$B$6])*(3.3-[.E41])+1.25" office:value-type="float" office:value="4.23076923076923" calcext:value-type="float">
            <text:p>4,23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[.$C$6]/[.$B$6])*(3.3-[.E42])+1.25" office:value-type="float" office:value="4.13461538461538" calcext:value-type="float">
            <text:p>4,1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5" calcext:value-type="float">
            <text:p>1,85</text:p>
          </table:table-cell>
          <table:table-cell table:formula="of:=([.$C$6]/[.$B$6])*(3.3-[.E43])+1.25" office:value-type="float" office:value="4.03846153846154" calcext:value-type="float">
            <text:p>4,03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9" calcext:value-type="float">
            <text:p>1,9</text:p>
          </table:table-cell>
          <table:table-cell table:formula="of:=([.$C$6]/[.$B$6])*(3.3-[.E44])+1.25" office:value-type="float" office:value="3.94230769230769" calcext:value-type="float">
            <text:p>3,94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95" calcext:value-type="float">
            <text:p>1,95</text:p>
          </table:table-cell>
          <table:table-cell table:formula="of:=([.$C$6]/[.$B$6])*(3.3-[.E45])+1.25" office:value-type="float" office:value="3.84615384615385" calcext:value-type="float">
            <text:p>3,84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[.$C$6]/[.$B$6])*(3.3-[.E46])+1.25" office:value-type="float" office:value="3.75" calcext:value-type="float">
            <text:p>3,75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05" calcext:value-type="float">
            <text:p>2,05</text:p>
          </table:table-cell>
          <table:table-cell table:formula="of:=([.$C$6]/[.$B$6])*(3.3-[.E47])+1.25" office:value-type="float" office:value="3.65384615384615" calcext:value-type="float">
            <text:p>3,65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" calcext:value-type="float">
            <text:p>2,1</text:p>
          </table:table-cell>
          <table:table-cell table:formula="of:=([.$C$6]/[.$B$6])*(3.3-[.E48])+1.25" office:value-type="float" office:value="3.55769230769231" calcext:value-type="float">
            <text:p>3,55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[.$C$6]/[.$B$6])*(3.3-[.E49])+1.25" office:value-type="float" office:value="3.46153846153846" calcext:value-type="float">
            <text:p>3,46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" calcext:value-type="float">
            <text:p>2,2</text:p>
          </table:table-cell>
          <table:table-cell table:formula="of:=([.$C$6]/[.$B$6])*(3.3-[.E50])+1.25" office:value-type="float" office:value="3.36538461538461" calcext:value-type="float">
            <text:p>3,3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5" calcext:value-type="float">
            <text:p>2,25</text:p>
          </table:table-cell>
          <table:table-cell table:formula="of:=([.$C$6]/[.$B$6])*(3.3-[.E51])+1.25" office:value-type="float" office:value="3.26923076923077" calcext:value-type="float">
            <text:p>3,26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3" calcext:value-type="float">
            <text:p>2,3</text:p>
          </table:table-cell>
          <table:table-cell table:formula="of:=([.$C$6]/[.$B$6])*(3.3-[.E52])+1.25" office:value-type="float" office:value="3.17307692307692" calcext:value-type="float">
            <text:p>3,17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35" calcext:value-type="float">
            <text:p>2,35</text:p>
          </table:table-cell>
          <table:table-cell table:formula="of:=([.$C$6]/[.$B$6])*(3.3-[.E53])+1.25" office:value-type="float" office:value="3.07692307692308" calcext:value-type="float">
            <text:p>3,07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4" calcext:value-type="float">
            <text:p>2,4</text:p>
          </table:table-cell>
          <table:table-cell table:formula="of:=([.$C$6]/[.$B$6])*(3.3-[.E54])+1.25" office:value-type="float" office:value="2.98076923076923" calcext:value-type="float">
            <text:p>2,98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45" calcext:value-type="float">
            <text:p>2,45</text:p>
          </table:table-cell>
          <table:table-cell table:formula="of:=([.$C$6]/[.$B$6])*(3.3-[.E55])+1.25" office:value-type="float" office:value="2.88461538461538" calcext:value-type="float">
            <text:p>2,88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[.$C$6]/[.$B$6])*(3.3-[.E56])+1.25" office:value-type="float" office:value="2.78846153846154" calcext:value-type="float">
            <text:p>2,78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5" calcext:value-type="float">
            <text:p>2,55</text:p>
          </table:table-cell>
          <table:table-cell table:formula="of:=([.$C$6]/[.$B$6])*(3.3-[.E57])+1.25" office:value-type="float" office:value="2.69230769230769" calcext:value-type="float">
            <text:p>2,69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6" calcext:value-type="float">
            <text:p>2,6</text:p>
          </table:table-cell>
          <table:table-cell table:formula="of:=([.$C$6]/[.$B$6])*(3.3-[.E58])+1.25" office:value-type="float" office:value="2.59615384615385" calcext:value-type="float">
            <text:p>2,59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65" calcext:value-type="float">
            <text:p>2,65</text:p>
          </table:table-cell>
          <table:table-cell table:formula="of:=([.$C$6]/[.$B$6])*(3.3-[.E59])+1.25" office:value-type="float" office:value="2.5" calcext:value-type="float">
            <text:p>2,5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" calcext:value-type="float">
            <text:p>2,7</text:p>
          </table:table-cell>
          <table:table-cell table:formula="of:=([.$C$6]/[.$B$6])*(3.3-[.E60])+1.25" office:value-type="float" office:value="2.40384615384615" calcext:value-type="float">
            <text:p>2,40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5" calcext:value-type="float">
            <text:p>2,75</text:p>
          </table:table-cell>
          <table:table-cell table:formula="of:=([.$C$6]/[.$B$6])*(3.3-[.E61])+1.25" office:value-type="float" office:value="2.30769230769231" calcext:value-type="float">
            <text:p>2,30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" calcext:value-type="float">
            <text:p>2,8</text:p>
          </table:table-cell>
          <table:table-cell table:formula="of:=([.$C$6]/[.$B$6])*(3.3-[.E62])+1.25" office:value-type="float" office:value="2.21153846153846" calcext:value-type="float">
            <text:p>2,21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[.$C$6]/[.$B$6])*(3.3-[.E63])+1.25" office:value-type="float" office:value="2.11538461538461" calcext:value-type="float">
            <text:p>2,11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" calcext:value-type="float">
            <text:p>2,9</text:p>
          </table:table-cell>
          <table:table-cell table:formula="of:=([.$C$6]/[.$B$6])*(3.3-[.E64])+1.25" office:value-type="float" office:value="2.01923076923077" calcext:value-type="float">
            <text:p>2,01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5" calcext:value-type="float">
            <text:p>2,95</text:p>
          </table:table-cell>
          <table:table-cell table:formula="of:=([.$C$6]/[.$B$6])*(3.3-[.E65])+1.25" office:value-type="float" office:value="1.92307692307692" calcext:value-type="float">
            <text:p>1,92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([.$C$6]/[.$B$6])*(3.3-[.E66])+1.25" office:value-type="float" office:value="1.82692307692308" calcext:value-type="float">
            <text:p>1,82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5" calcext:value-type="float">
            <text:p>3,05</text:p>
          </table:table-cell>
          <table:table-cell table:formula="of:=([.$C$6]/[.$B$6])*(3.3-[.E67])+1.25" office:value-type="float" office:value="1.73076923076923" calcext:value-type="float">
            <text:p>1,73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1" calcext:value-type="float">
            <text:p>3,1</text:p>
          </table:table-cell>
          <table:table-cell table:formula="of:=([.$C$6]/[.$B$6])*(3.3-[.E68])+1.25" office:value-type="float" office:value="1.63461538461538" calcext:value-type="float">
            <text:p>1,63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15" calcext:value-type="float">
            <text:p>3,15</text:p>
          </table:table-cell>
          <table:table-cell table:formula="of:=([.$C$6]/[.$B$6])*(3.3-[.E69])+1.25" office:value-type="float" office:value="1.53846153846154" calcext:value-type="float">
            <text:p>1,53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[.$C$6]/[.$B$6])*(3.3-[.E70])+1.25" office:value-type="float" office:value="1.44230769230769" calcext:value-type="float">
            <text:p>1,44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25" calcext:value-type="float">
            <text:p>3,25</text:p>
          </table:table-cell>
          <table:table-cell table:formula="of:=([.$C$6]/[.$B$6])*(3.3-[.E71])+1.25" office:value-type="float" office:value="1.34615384615385" calcext:value-type="float">
            <text:p>1,34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3" calcext:value-type="float">
            <text:p>3,3</text:p>
          </table:table-cell>
          <table:table-cell table:formula="of:=([.$C$6]/[.$B$6])*(3.3-[.E72])+1.25" office:value-type="float" office:value="1.25" calcext:value-type="float">
            <text:p>1,2500</text:p>
          </table:table-cell>
          <table:table-cell table:number-columns-repeated="4"/>
        </table:table-row>
      </table:table>
      <table:table table:name="MEM_VC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inear reg. Vout+2,5V-&gt;1,5~6,5V/0,5A</text:p>
          </table:table-cell>
          <table:covered-table-cell table:number-columns-repeated="4"/>
          <table:covered-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Rth_j-pcb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[W]</text:p>
          </table:table-cell>
          <table:table-cell office:value-type="string" calcext:value-type="string">
            <text:p>Ta</text:p>
          </table:table-cell>
          <table:table-cell table:style-name="Default" office:value-type="string" calcext:value-type="string">
            <text:p>Tj</text:p>
          </table:table-cell>
          <table:table-cell office:value-type="string" calcext:value-type="string">
            <text:p>Rload</text:p>
          </table:table-cell>
          <table:table-cell table:number-columns-repeated="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4.2" calcext:value-type="float">
            <text:p>4,2</text:p>
          </table:table-cell>
          <table:table-cell office:value-type="float" office:value="0.5" calcext:value-type="float">
            <text:p>0,5</text:p>
          </table:table-cell>
          <table:table-cell table:formula="of:=[.B3]*[.C3]" office:value-type="float" office:value="2.1" calcext:value-type="float">
            <text:p>2,1</text:p>
          </table:table-cell>
          <table:table-cell office:value-type="float" office:value="30" calcext:value-type="float">
            <text:p>30</text:p>
          </table:table-cell>
          <table:table-cell table:style-name="Default" table:formula="of:=[.A3]*[.D3]+[.E3]" office:value-type="float" office:value="103.5" calcext:value-type="float">
            <text:p>103,5</text:p>
          </table:table-cell>
          <table:table-cell table:style-name="ce8" office:value-type="float" office:value="330" calcext:value-type="float">
            <text:p>330</text:p>
          </table:table-cell>
          <table:table-cell/>
          <table:table-cell table:style-name="ce7" table:number-columns-repeated="2"/>
        </table:table-row>
        <table:table-row table:style-name="ro2">
          <table:table-cell table:style-name="ce1" table:number-columns-spanned="6" table:number-rows-spanned="1"/>
          <table:covered-table-cell table:number-columns-repeated="4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ctrl</text:p>
          </table:table-cell>
          <table:table-cell table:style-name="Default" office:value-type="string" calcext:value-type="string">
            <text:p>Vout</text:p>
          </table:table-cell>
          <table:table-cell table:style-name="ce10" office:value-type="string" calcext:value-type="string">
            <text:p>Resolution (12-bit DAC)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number-columns-repeated="2" table:style-name="ce7" office:value-type="float" office:value="100" calcext:value-type="float">
            <text:p>1,00E+02</text:p>
          </table:table-cell>
          <table:table-cell table:style-name="ce7" office:value-type="float" office:value="22" calcext:value-type="float">
            <text:p>2,20E+01</text:p>
          </table:table-cell>
          <table:table-cell office:value-type="float" office:value="0" calcext:value-type="float">
            <text:p>0</text:p>
          </table:table-cell>
          <table:table-cell table:formula="of:=([.$A$6]*[.$D$6]*(1/[.$B$6]+1/[.$C$6])+1.25+[.E6])/(1+[.$D$6]/[.$C$6])" office:value-type="float" office:value="1.47540983606557" calcext:value-type="float">
            <text:p>1,4754</text:p>
          </table:table-cell>
          <table:table-cell table:formula="of:=([.F6]-[.F7])/62" office:value-type="float" office:value="-0.000661025912215758" calcext:value-type="float">
            <text:p>-0,000661025912216</text:p>
          </table:table-cell>
          <table:table-cell table:formula="of:=[.F72]-[.F6]" office:value-type="float" office:value="2.70491803278688" calcext:value-type="float">
            <text:p>2,704918032786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/>
          <table:table-cell office:value-type="float" office:value="0.05" calcext:value-type="float">
            <text:p>0,05</text:p>
          </table:table-cell>
          <table:table-cell table:formula="of:=([.$A$6]*[.$D$6]*(1/[.$B$6]+1/[.$C$6])+1.25+[.E7])/(1+[.$D$6]/[.$C$6])" office:value-type="float" office:value="1.51639344262295" calcext:value-type="float">
            <text:p>1,51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  <table:table-cell table:formula="of:=([.$A$6]*[.$D$6]*(1/[.$B$6]+1/[.$C$6])+1.25+[.E8])/(1+[.$D$6]/[.$C$6])" office:value-type="float" office:value="1.55737704918033" calcext:value-type="float">
            <text:p>1,5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5" calcext:value-type="float">
            <text:p>0,15</text:p>
          </table:table-cell>
          <table:table-cell table:formula="of:=([.$A$6]*[.$D$6]*(1/[.$B$6]+1/[.$C$6])+1.25+[.E9])/(1+[.$D$6]/[.$C$6])" office:value-type="float" office:value="1.59836065573771" calcext:value-type="float">
            <text:p>1,59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" calcext:value-type="float">
            <text:p>0,2</text:p>
          </table:table-cell>
          <table:table-cell table:formula="of:=([.$A$6]*[.$D$6]*(1/[.$B$6]+1/[.$C$6])+1.25+[.E10])/(1+[.$D$6]/[.$C$6])" office:value-type="float" office:value="1.63934426229508" calcext:value-type="float">
            <text:p>1,63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table:formula="of:=([.$A$6]*[.$D$6]*(1/[.$B$6]+1/[.$C$6])+1.25+[.E11])/(1+[.$D$6]/[.$C$6])" office:value-type="float" office:value="1.68032786885246" calcext:value-type="float">
            <text:p>1,68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" calcext:value-type="float">
            <text:p>0,3</text:p>
          </table:table-cell>
          <table:table-cell table:formula="of:=([.$A$6]*[.$D$6]*(1/[.$B$6]+1/[.$C$6])+1.25+[.E12])/(1+[.$D$6]/[.$C$6])" office:value-type="float" office:value="1.72131147540984" calcext:value-type="float">
            <text:p>1,72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([.$A$6]*[.$D$6]*(1/[.$B$6]+1/[.$C$6])+1.25+[.E13])/(1+[.$D$6]/[.$C$6])" office:value-type="float" office:value="1.76229508196721" calcext:value-type="float">
            <text:p>1,76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[.$A$6]*[.$D$6]*(1/[.$B$6]+1/[.$C$6])+1.25+[.E14])/(1+[.$D$6]/[.$C$6])" office:value-type="float" office:value="1.80327868852459" calcext:value-type="float">
            <text:p>1,80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 calcext:value-type="float">
            <text:p>0,45</text:p>
          </table:table-cell>
          <table:table-cell table:formula="of:=([.$A$6]*[.$D$6]*(1/[.$B$6]+1/[.$C$6])+1.25+[.E15])/(1+[.$D$6]/[.$C$6])" office:value-type="float" office:value="1.84426229508197" calcext:value-type="float">
            <text:p>1,844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" calcext:value-type="float">
            <text:p>0,5</text:p>
          </table:table-cell>
          <table:table-cell table:formula="of:=([.$A$6]*[.$D$6]*(1/[.$B$6]+1/[.$C$6])+1.25+[.E16])/(1+[.$D$6]/[.$C$6])" office:value-type="float" office:value="1.88524590163934" calcext:value-type="float">
            <text:p>1,88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5" calcext:value-type="float">
            <text:p>0,55</text:p>
          </table:table-cell>
          <table:table-cell table:formula="of:=([.$A$6]*[.$D$6]*(1/[.$B$6]+1/[.$C$6])+1.25+[.E17])/(1+[.$D$6]/[.$C$6])" office:value-type="float" office:value="1.92622950819672" calcext:value-type="float">
            <text:p>1,92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,6</text:p>
          </table:table-cell>
          <table:table-cell table:formula="of:=([.$A$6]*[.$D$6]*(1/[.$B$6]+1/[.$C$6])+1.25+[.E18])/(1+[.$D$6]/[.$C$6])" office:value-type="float" office:value="1.9672131147541" calcext:value-type="float">
            <text:p>1,967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5" calcext:value-type="float">
            <text:p>0,65</text:p>
          </table:table-cell>
          <table:table-cell table:formula="of:=([.$A$6]*[.$D$6]*(1/[.$B$6]+1/[.$C$6])+1.25+[.E19])/(1+[.$D$6]/[.$C$6])" office:value-type="float" office:value="2.00819672131148" calcext:value-type="float">
            <text:p>2,00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 calcext:value-type="float">
            <text:p>0,7</text:p>
          </table:table-cell>
          <table:table-cell table:formula="of:=([.$A$6]*[.$D$6]*(1/[.$B$6]+1/[.$C$6])+1.25+[.E20])/(1+[.$D$6]/[.$C$6])" office:value-type="float" office:value="2.04918032786885" calcext:value-type="float">
            <text:p>2,04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[.$A$6]*[.$D$6]*(1/[.$B$6]+1/[.$C$6])+1.25+[.E21])/(1+[.$D$6]/[.$C$6])" office:value-type="float" office:value="2.09016393442623" calcext:value-type="float">
            <text:p>2,09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" calcext:value-type="float">
            <text:p>0,8</text:p>
          </table:table-cell>
          <table:table-cell table:formula="of:=([.$A$6]*[.$D$6]*(1/[.$B$6]+1/[.$C$6])+1.25+[.E22])/(1+[.$D$6]/[.$C$6])" office:value-type="float" office:value="2.13114754098361" calcext:value-type="float">
            <text:p>2,13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([.$A$6]*[.$D$6]*(1/[.$B$6]+1/[.$C$6])+1.25+[.E23])/(1+[.$D$6]/[.$C$6])" office:value-type="float" office:value="2.17213114754098" calcext:value-type="float">
            <text:p>2,17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 calcext:value-type="float">
            <text:p>0,9</text:p>
          </table:table-cell>
          <table:table-cell table:formula="of:=([.$A$6]*[.$D$6]*(1/[.$B$6]+1/[.$C$6])+1.25+[.E24])/(1+[.$D$6]/[.$C$6])" office:value-type="float" office:value="2.21311475409836" calcext:value-type="float">
            <text:p>2,21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([.$A$6]*[.$D$6]*(1/[.$B$6]+1/[.$C$6])+1.25+[.E25])/(1+[.$D$6]/[.$C$6])" office:value-type="float" office:value="2.25409836065574" calcext:value-type="float">
            <text:p>2,25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[.$A$6]*[.$D$6]*(1/[.$B$6]+1/[.$C$6])+1.25+[.E26])/(1+[.$D$6]/[.$C$6])" office:value-type="float" office:value="2.29508196721311" calcext:value-type="float">
            <text:p>2,29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5" calcext:value-type="float">
            <text:p>1,05</text:p>
          </table:table-cell>
          <table:table-cell table:formula="of:=([.$A$6]*[.$D$6]*(1/[.$B$6]+1/[.$C$6])+1.25+[.E27])/(1+[.$D$6]/[.$C$6])" office:value-type="float" office:value="2.33606557377049" calcext:value-type="float">
            <text:p>2,33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[.$A$6]*[.$D$6]*(1/[.$B$6]+1/[.$C$6])+1.25+[.E28])/(1+[.$D$6]/[.$C$6])" office:value-type="float" office:value="2.37704918032787" calcext:value-type="float">
            <text:p>2,377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5" calcext:value-type="float">
            <text:p>1,15</text:p>
          </table:table-cell>
          <table:table-cell table:formula="of:=([.$A$6]*[.$D$6]*(1/[.$B$6]+1/[.$C$6])+1.25+[.E29])/(1+[.$D$6]/[.$C$6])" office:value-type="float" office:value="2.41803278688525" calcext:value-type="float">
            <text:p>2,418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" calcext:value-type="float">
            <text:p>1,2</text:p>
          </table:table-cell>
          <table:table-cell table:formula="of:=([.$A$6]*[.$D$6]*(1/[.$B$6]+1/[.$C$6])+1.25+[.E30])/(1+[.$D$6]/[.$C$6])" office:value-type="float" office:value="2.45901639344262" calcext:value-type="float">
            <text:p>2,45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office:value-type="float" office:value="1.25" calcext:value-type="float">
            <text:p>1,25</text:p>
          </table:table-cell>
          <table:table-cell table:formula="of:=([.$A$6]*[.$D$6]*(1/[.$B$6]+1/[.$C$6])+1.25+[.E31])/(1+[.$D$6]/[.$C$6])" office:value-type="float" office:value="2.5" calcext:value-type="float">
            <text:p>2,5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" calcext:value-type="float">
            <text:p>1,3</text:p>
          </table:table-cell>
          <table:table-cell table:formula="of:=([.$A$6]*[.$D$6]*(1/[.$B$6]+1/[.$C$6])+1.25+[.E32])/(1+[.$D$6]/[.$C$6])" office:value-type="float" office:value="2.54098360655738" calcext:value-type="float">
            <text:p>2,54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5" calcext:value-type="float">
            <text:p>1,35</text:p>
          </table:table-cell>
          <table:table-cell table:formula="of:=([.$A$6]*[.$D$6]*(1/[.$B$6]+1/[.$C$6])+1.25+[.E33])/(1+[.$D$6]/[.$C$6])" office:value-type="float" office:value="2.58196721311475" calcext:value-type="float">
            <text:p>2,58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" calcext:value-type="float">
            <text:p>1,4</text:p>
          </table:table-cell>
          <table:table-cell table:formula="of:=([.$A$6]*[.$D$6]*(1/[.$B$6]+1/[.$C$6])+1.25+[.E34])/(1+[.$D$6]/[.$C$6])" office:value-type="float" office:value="2.62295081967213" calcext:value-type="float">
            <text:p>2,623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[.$A$6]*[.$D$6]*(1/[.$B$6]+1/[.$C$6])+1.25+[.E35])/(1+[.$D$6]/[.$C$6])" office:value-type="float" office:value="2.66393442622951" calcext:value-type="float">
            <text:p>2,66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5" calcext:value-type="float">
            <text:p>1,5</text:p>
          </table:table-cell>
          <table:table-cell table:formula="of:=([.$A$6]*[.$D$6]*(1/[.$B$6]+1/[.$C$6])+1.25+[.E36])/(1+[.$D$6]/[.$C$6])" office:value-type="float" office:value="2.70491803278689" calcext:value-type="float">
            <text:p>2,70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55" calcext:value-type="float">
            <text:p>1,55</text:p>
          </table:table-cell>
          <table:table-cell table:formula="of:=([.$A$6]*[.$D$6]*(1/[.$B$6]+1/[.$C$6])+1.25+[.E37])/(1+[.$D$6]/[.$C$6])" office:value-type="float" office:value="2.74590163934426" calcext:value-type="float">
            <text:p>2,74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6" calcext:value-type="float">
            <text:p>1,6</text:p>
          </table:table-cell>
          <table:table-cell table:formula="of:=([.$A$6]*[.$D$6]*(1/[.$B$6]+1/[.$C$6])+1.25+[.E38])/(1+[.$D$6]/[.$C$6])" office:value-type="float" office:value="2.78688524590164" calcext:value-type="float">
            <text:p>2,78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65" calcext:value-type="float">
            <text:p>1,65</text:p>
          </table:table-cell>
          <table:table-cell table:formula="of:=([.$A$6]*[.$D$6]*(1/[.$B$6]+1/[.$C$6])+1.25+[.E39])/(1+[.$D$6]/[.$C$6])" office:value-type="float" office:value="2.82786885245902" calcext:value-type="float">
            <text:p>2,82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 calcext:value-type="float">
            <text:p>1,7</text:p>
          </table:table-cell>
          <table:table-cell table:formula="of:=([.$A$6]*[.$D$6]*(1/[.$B$6]+1/[.$C$6])+1.25+[.E40])/(1+[.$D$6]/[.$C$6])" office:value-type="float" office:value="2.86885245901639" calcext:value-type="float">
            <text:p>2,86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5" calcext:value-type="float">
            <text:p>1,75</text:p>
          </table:table-cell>
          <table:table-cell table:formula="of:=([.$A$6]*[.$D$6]*(1/[.$B$6]+1/[.$C$6])+1.25+[.E41])/(1+[.$D$6]/[.$C$6])" office:value-type="float" office:value="2.90983606557377" calcext:value-type="float">
            <text:p>2,90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[.$A$6]*[.$D$6]*(1/[.$B$6]+1/[.$C$6])+1.25+[.E42])/(1+[.$D$6]/[.$C$6])" office:value-type="float" office:value="2.95081967213115" calcext:value-type="float">
            <text:p>2,95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5" calcext:value-type="float">
            <text:p>1,85</text:p>
          </table:table-cell>
          <table:table-cell table:formula="of:=([.$A$6]*[.$D$6]*(1/[.$B$6]+1/[.$C$6])+1.25+[.E43])/(1+[.$D$6]/[.$C$6])" office:value-type="float" office:value="2.99180327868853" calcext:value-type="float">
            <text:p>2,99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9" calcext:value-type="float">
            <text:p>1,9</text:p>
          </table:table-cell>
          <table:table-cell table:formula="of:=([.$A$6]*[.$D$6]*(1/[.$B$6]+1/[.$C$6])+1.25+[.E44])/(1+[.$D$6]/[.$C$6])" office:value-type="float" office:value="3.0327868852459" calcext:value-type="float">
            <text:p>3,03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95" calcext:value-type="float">
            <text:p>1,95</text:p>
          </table:table-cell>
          <table:table-cell table:formula="of:=([.$A$6]*[.$D$6]*(1/[.$B$6]+1/[.$C$6])+1.25+[.E45])/(1+[.$D$6]/[.$C$6])" office:value-type="float" office:value="3.07377049180328" calcext:value-type="float">
            <text:p>3,07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[.$A$6]*[.$D$6]*(1/[.$B$6]+1/[.$C$6])+1.25+[.E46])/(1+[.$D$6]/[.$C$6])" office:value-type="float" office:value="3.11475409836066" calcext:value-type="float">
            <text:p>3,114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05" calcext:value-type="float">
            <text:p>2,05</text:p>
          </table:table-cell>
          <table:table-cell table:formula="of:=([.$A$6]*[.$D$6]*(1/[.$B$6]+1/[.$C$6])+1.25+[.E47])/(1+[.$D$6]/[.$C$6])" office:value-type="float" office:value="3.15573770491803" calcext:value-type="float">
            <text:p>3,15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" calcext:value-type="float">
            <text:p>2,1</text:p>
          </table:table-cell>
          <table:table-cell table:formula="of:=([.$A$6]*[.$D$6]*(1/[.$B$6]+1/[.$C$6])+1.25+[.E48])/(1+[.$D$6]/[.$C$6])" office:value-type="float" office:value="3.19672131147541" calcext:value-type="float">
            <text:p>3,19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[.$A$6]*[.$D$6]*(1/[.$B$6]+1/[.$C$6])+1.25+[.E49])/(1+[.$D$6]/[.$C$6])" office:value-type="float" office:value="3.23770491803279" calcext:value-type="float">
            <text:p>3,23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" calcext:value-type="float">
            <text:p>2,2</text:p>
          </table:table-cell>
          <table:table-cell table:formula="of:=([.$A$6]*[.$D$6]*(1/[.$B$6]+1/[.$C$6])+1.25+[.E50])/(1+[.$D$6]/[.$C$6])" office:value-type="float" office:value="3.27868852459016" calcext:value-type="float">
            <text:p>3,278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5" calcext:value-type="float">
            <text:p>2,25</text:p>
          </table:table-cell>
          <table:table-cell table:formula="of:=([.$A$6]*[.$D$6]*(1/[.$B$6]+1/[.$C$6])+1.25+[.E51])/(1+[.$D$6]/[.$C$6])" office:value-type="float" office:value="3.31967213114754" calcext:value-type="float">
            <text:p>3,31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3" calcext:value-type="float">
            <text:p>2,3</text:p>
          </table:table-cell>
          <table:table-cell table:formula="of:=([.$A$6]*[.$D$6]*(1/[.$B$6]+1/[.$C$6])+1.25+[.E52])/(1+[.$D$6]/[.$C$6])" office:value-type="float" office:value="3.36065573770492" calcext:value-type="float">
            <text:p>3,36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35" calcext:value-type="float">
            <text:p>2,35</text:p>
          </table:table-cell>
          <table:table-cell table:formula="of:=([.$A$6]*[.$D$6]*(1/[.$B$6]+1/[.$C$6])+1.25+[.E53])/(1+[.$D$6]/[.$C$6])" office:value-type="float" office:value="3.4016393442623" calcext:value-type="float">
            <text:p>3,40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4" calcext:value-type="float">
            <text:p>2,4</text:p>
          </table:table-cell>
          <table:table-cell table:formula="of:=([.$A$6]*[.$D$6]*(1/[.$B$6]+1/[.$C$6])+1.25+[.E54])/(1+[.$D$6]/[.$C$6])" office:value-type="float" office:value="3.44262295081967" calcext:value-type="float">
            <text:p>3,44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45" calcext:value-type="float">
            <text:p>2,45</text:p>
          </table:table-cell>
          <table:table-cell table:formula="of:=([.$A$6]*[.$D$6]*(1/[.$B$6]+1/[.$C$6])+1.25+[.E55])/(1+[.$D$6]/[.$C$6])" office:value-type="float" office:value="3.48360655737705" calcext:value-type="float">
            <text:p>3,48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[.$A$6]*[.$D$6]*(1/[.$B$6]+1/[.$C$6])+1.25+[.E56])/(1+[.$D$6]/[.$C$6])" office:value-type="float" office:value="3.52459016393443" calcext:value-type="float">
            <text:p>3,52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5" calcext:value-type="float">
            <text:p>2,55</text:p>
          </table:table-cell>
          <table:table-cell table:formula="of:=([.$A$6]*[.$D$6]*(1/[.$B$6]+1/[.$C$6])+1.25+[.E57])/(1+[.$D$6]/[.$C$6])" office:value-type="float" office:value="3.5655737704918" calcext:value-type="float">
            <text:p>3,56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6" calcext:value-type="float">
            <text:p>2,6</text:p>
          </table:table-cell>
          <table:table-cell table:formula="of:=([.$A$6]*[.$D$6]*(1/[.$B$6]+1/[.$C$6])+1.25+[.E58])/(1+[.$D$6]/[.$C$6])" office:value-type="float" office:value="3.60655737704918" calcext:value-type="float">
            <text:p>3,60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65" calcext:value-type="float">
            <text:p>2,65</text:p>
          </table:table-cell>
          <table:table-cell table:formula="of:=([.$A$6]*[.$D$6]*(1/[.$B$6]+1/[.$C$6])+1.25+[.E59])/(1+[.$D$6]/[.$C$6])" office:value-type="float" office:value="3.64754098360656" calcext:value-type="float">
            <text:p>3,64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" calcext:value-type="float">
            <text:p>2,7</text:p>
          </table:table-cell>
          <table:table-cell table:formula="of:=([.$A$6]*[.$D$6]*(1/[.$B$6]+1/[.$C$6])+1.25+[.E60])/(1+[.$D$6]/[.$C$6])" office:value-type="float" office:value="3.68852459016393" calcext:value-type="float">
            <text:p>3,68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5" calcext:value-type="float">
            <text:p>2,75</text:p>
          </table:table-cell>
          <table:table-cell table:formula="of:=([.$A$6]*[.$D$6]*(1/[.$B$6]+1/[.$C$6])+1.25+[.E61])/(1+[.$D$6]/[.$C$6])" office:value-type="float" office:value="3.72950819672131" calcext:value-type="float">
            <text:p>3,72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" calcext:value-type="float">
            <text:p>2,8</text:p>
          </table:table-cell>
          <table:table-cell table:formula="of:=([.$A$6]*[.$D$6]*(1/[.$B$6]+1/[.$C$6])+1.25+[.E62])/(1+[.$D$6]/[.$C$6])" office:value-type="float" office:value="3.77049180327869" calcext:value-type="float">
            <text:p>3,77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[.$A$6]*[.$D$6]*(1/[.$B$6]+1/[.$C$6])+1.25+[.E63])/(1+[.$D$6]/[.$C$6])" office:value-type="float" office:value="3.81147540983607" calcext:value-type="float">
            <text:p>3,81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" calcext:value-type="float">
            <text:p>2,9</text:p>
          </table:table-cell>
          <table:table-cell table:formula="of:=([.$A$6]*[.$D$6]*(1/[.$B$6]+1/[.$C$6])+1.25+[.E64])/(1+[.$D$6]/[.$C$6])" office:value-type="float" office:value="3.85245901639344" calcext:value-type="float">
            <text:p>3,85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5" calcext:value-type="float">
            <text:p>2,95</text:p>
          </table:table-cell>
          <table:table-cell table:formula="of:=([.$A$6]*[.$D$6]*(1/[.$B$6]+1/[.$C$6])+1.25+[.E65])/(1+[.$D$6]/[.$C$6])" office:value-type="float" office:value="3.89344262295082" calcext:value-type="float">
            <text:p>3,89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([.$A$6]*[.$D$6]*(1/[.$B$6]+1/[.$C$6])+1.25+[.E66])/(1+[.$D$6]/[.$C$6])" office:value-type="float" office:value="3.9344262295082" calcext:value-type="float">
            <text:p>3,9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5" calcext:value-type="float">
            <text:p>3,05</text:p>
          </table:table-cell>
          <table:table-cell table:formula="of:=([.$A$6]*[.$D$6]*(1/[.$B$6]+1/[.$C$6])+1.25+[.E67])/(1+[.$D$6]/[.$C$6])" office:value-type="float" office:value="3.97540983606557" calcext:value-type="float">
            <text:p>3,97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1" calcext:value-type="float">
            <text:p>3,1</text:p>
          </table:table-cell>
          <table:table-cell table:formula="of:=([.$A$6]*[.$D$6]*(1/[.$B$6]+1/[.$C$6])+1.25+[.E68])/(1+[.$D$6]/[.$C$6])" office:value-type="float" office:value="4.01639344262295" calcext:value-type="float">
            <text:p>4,01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15" calcext:value-type="float">
            <text:p>3,15</text:p>
          </table:table-cell>
          <table:table-cell table:formula="of:=([.$A$6]*[.$D$6]*(1/[.$B$6]+1/[.$C$6])+1.25+[.E69])/(1+[.$D$6]/[.$C$6])" office:value-type="float" office:value="4.05737704918033" calcext:value-type="float">
            <text:p>4,0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[.$A$6]*[.$D$6]*(1/[.$B$6]+1/[.$C$6])+1.25+[.E70])/(1+[.$D$6]/[.$C$6])" office:value-type="float" office:value="4.0983606557377" calcext:value-type="float">
            <text:p>4,09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25" calcext:value-type="float">
            <text:p>3,25</text:p>
          </table:table-cell>
          <table:table-cell table:formula="of:=([.$A$6]*[.$D$6]*(1/[.$B$6]+1/[.$C$6])+1.25+[.E71])/(1+[.$D$6]/[.$C$6])" office:value-type="float" office:value="4.13934426229508" calcext:value-type="float">
            <text:p>4,13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3" calcext:value-type="float">
            <text:p>3,3</text:p>
          </table:table-cell>
          <table:table-cell table:formula="of:=([.$A$6]*[.$D$6]*(1/[.$B$6]+1/[.$C$6])+1.25+[.E72])/(1+[.$D$6]/[.$C$6])" office:value-type="float" office:value="4.18032786885246" calcext:value-type="float">
            <text:p>4,18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1">00.00.0000</text:date>, <text:time style:data-style-name="N2" text:time-value="01:59:28.469637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02:01:39.560562981</dc:date>
    <meta:editing-duration>PT12H3M44S</meta:editing-duration>
    <meta:editing-cycles>24</meta:editing-cycles>
    <meta:generator>LibreOffice/5.4.1.2.0$Linux_X86_64 LibreOffice_project/40m0$Build-2</meta:generator>
    <meta:document-statistic meta:table-count="2" meta:cell-count="322" meta:object-count="0"/>
  </office:meta>
</office:document-meta>
</file>